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Głupia historyjka</text:h>
      <text:p text:style-name="Standard">Pewnego dnia jakiś znajomy zatrzymał mnie i powiedział ze złością w głosie:</text:p>
      <text:list xml:id="list33360220" text:style-name="L1">
        <text:list-item>
          <text:p text:style-name="P4">Widzisz tego gościa tam? Strasznie głupie historyjki opowiada...</text:p>
        </text:list-item>
      </text:list>
      <text:p text:style-name="P2">Zaciekawiony podszedłem do gościa co opowiada historyjki i poprosiłem go o jedną. Opowiedział mi taką:</text:p>
      <text:list xml:id="list33414076" text:continue-numbering="true" text:style-name="L1">
        <text:list-item>
          <text:p text:style-name="P4">Był sobie pewnego razu bardzo brzydki człowiek. Był on tak strasznie brzydki, że umarł. Koniec.</text:p>
        </text:list-item>
      </text:list>
      <text:p text:style-name="P2">Strasznie się wnerwiłem. Powiedziałem innemu koledze, żeby nie szedł do tego gościa, a ten poszedł... Koniec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Tomasz Kapuściń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3-03-20T13:26:25.29</dc:date>
    <dc:creator>Tomasz </dc:creator>
    <meta:editing-duration>PT14M48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72" meta:character-count="482"/>
  </office:meta>
</office:document-meta>
</file>